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455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331cm" style:use-optimal-column-width="false"/>
    </style:style>
    <style:style style:name="co8" style:family="table-column">
      <style:table-column-properties style:column-width="11.199cm" style:use-optimal-column-width="false"/>
    </style:style>
    <style:style style:name="co9" style:family="table-column">
      <style:table-column-properties style:column-width="7.478cm" style:use-optimal-column-width="false"/>
    </style:style>
    <style:style style:name="co10" style:family="table-column">
      <style:table-column-properties style:column-width="7.48cm" style:use-optimal-column-width="false"/>
    </style:style>
    <style:style style:name="co11" style:family="table-column">
      <style:table-column-properties style:column-width="2.096cm" style:use-optimal-column-width="false"/>
    </style:style>
    <style:style style:name="co12" style:family="table-column">
      <style:table-column-properties style:column-width="1.897cm" style:use-optimal-column-width="false"/>
    </style:style>
    <style:style style:name="co13" style:family="table-column">
      <style:table-column-properties style:column-width="7.518cm" style:use-optimal-column-width="false"/>
    </style:style>
    <style:style style:name="co14" style:family="table-column">
      <style:table-column-properties style:column-width="7.521cm" style:use-optimal-column-width="false"/>
    </style:style>
    <style:style style:name="co15" style:family="table-column">
      <style:table-column-properties style:column-width="1.873cm" style:use-optimal-column-width="false"/>
    </style:style>
    <style:style style:name="co16" style:family="table-column">
      <style:table-column-properties style:column-width="1.889cm" style:use-optimal-column-width="false"/>
    </style:style>
    <style:style style:name="co17" style:family="table-column">
      <style:table-column-properties style:column-width="1.44cm" style:use-optimal-column-width="false"/>
    </style:style>
    <style:style style:name="co18" style:family="table-column">
      <style:table-column-properties style:column-width="2.205cm" style:use-optimal-column-width="false"/>
    </style:style>
    <style:style style:name="co19" style:family="table-column">
      <style:table-column-properties style:column-width="2.381cm" style:use-optimal-column-width="false"/>
    </style:style>
    <style:style style:name="co20" style:family="table-column">
      <style:table-column-properties style:column-width="10.973cm" style:use-optimal-column-width="false"/>
    </style:style>
    <style:style style:name="co21" style:family="table-column">
      <style:table-column-properties style:column-width="7.497cm" style:use-optimal-column-width="false"/>
    </style:style>
    <style:style style:name="co22" style:family="table-column">
      <style:table-column-properties style:column-width="7.499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617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ce5" style:family="table-cell">
      <loext:graphic-properties draw:fill="none" draw:fill-color="#b3b3b3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7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6" style:family="paragraph"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gr2" draw:text-style-name="P3" draw:layer="layout" svg:width="17cm" svg:height="1.236cm" svg:x="2.003cm" svg:y="9cm">
          <draw:text-box>
            <text:p><text:span text:style-name="T1">Minimum Сapture Period Register (HWAMINCPR)</text:span></text:p>
            <text:p text:style-name="P2"><text:span text:style-name="T2">Offset = </text:span><text:span text:style-name="T1">02h (15:0), </text:span><text:span text:style-name="T6">Offset</text:span><text:span text:style-name="T1"> = 04h (31:16)</text:span></text:p>
          </draw:text-box>
        </draw:frame>
        <draw:polygon draw:style-name="gr5" draw:text-style-name="P10" draw:layer="layout" svg:width="14.999cm" svg:height="0.599cm" svg:x="3.003cm" svg:y="13.636cm" svg:viewBox="0 0 15000 600" draw:points="0,0 15000,0 15000,600 0,600">
          <text:p text:style-name="P5"><text:span text:style-name="T6">MINCP</text:span></text:p>
        </draw:polygon>
        <draw:frame draw:style-name="gr6" draw:text-style-name="P3" draw:layer="layout" svg:width="0.9cm" svg:height="0.645cm" svg:x="3.003cm" svg:y="1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1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10.336cm">
          <draw:text-box>
            <text:p><text:span text:style-name="T3">Minimum Сapture Period Register (</text:span><text:span text:style-name="T1">HWAMINCPR)</text:span></text:p>
          </draw:text-box>
        </draw:frame>
        <draw:frame draw:style-name="standard" draw:layer="layout" svg:width="16.998cm" svg:height="1.964cm" svg:x="2cm" svg:y="1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IN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9" draw:layer="layout" svg:width="1.5cm" svg:height="0.607cm" svg:x="9.803cm" svg:y="1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1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1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INC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1.5cm" svg:height="0.607cm" svg:x="9.8cm" svg:y="1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1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1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1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1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10.951cm">
          <draw:text-box>
            <text:p><text:span text:style-name="T2">16</text:span></text:p>
          </draw:text-box>
        </draw:frame>
        <draw:frame draw:style-name="gr2" draw:text-style-name="P3" draw:layer="layout" svg:width="17cm" svg:height="1.236cm" svg:x="2.003cm" svg:y="19cm">
          <draw:text-box>
            <text:p><text:span text:style-name="T1">Maximum Capture Period Register (HWAMAXCPR)</text:span></text:p>
            <text:p text:style-name="P2"><text:span text:style-name="T2">Offset = </text:span><text:span text:style-name="T1">06h (15:0), </text:span><text:span text:style-name="T6">Offset</text:span><text:span text:style-name="T1"> = 08h (31:16)</text:span></text:p>
          </draw:text-box>
        </draw:frame>
        <draw:polygon draw:style-name="gr5" draw:text-style-name="P10" draw:layer="layout" svg:width="14.999cm" svg:height="0.599cm" svg:x="3.003cm" svg:y="23.636cm" svg:viewBox="0 0 15000 600" draw:points="0,0 15000,0 15000,600 0,600">
          <text:p text:style-name="P5"><text:span text:style-name="T6">MAXCP</text:span></text:p>
        </draw:polygon>
        <draw:frame draw:style-name="gr6" draw:text-style-name="P3" draw:layer="layout" svg:width="0.9cm" svg:height="0.645cm" svg:x="3.003cm" svg:y="22.991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03cm" svg:y="22.991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.003cm" svg:y="20.336cm">
          <draw:text-box>
            <text:p><text:span text:style-name="T1">Maximum Capture Period Register (HWAMAXCPR)</text:span></text:p>
          </draw:text-box>
        </draw:frame>
        <draw:frame draw:style-name="standard" draw:layer="layout" svg:width="16.998cm" svg:height="1.964cm" svg:x="2cm" svg:y="25.5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/>
              <table:table-cell table:style-name="ce1"/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6">MAXCP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Minimum Capture Period Val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9" draw:layer="layout" svg:width="1.5cm" svg:height="0.607cm" svg:x="9.803cm" svg:y="24.291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3cm" svg:y="24.929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57cm" svg:height="0.654cm" svg:x="3.028cm" svg:y="21.67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6">MAXC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9" draw:layer="layout" svg:width="1.5cm" svg:height="0.607cm" svg:x="9.8cm" svg:y="22.389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3cm" svg:y="20.996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20.99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20.996cm">
          <draw:text-box>
            <text:p><text:span text:style-name="T2">23</text:span></text:p>
          </draw:text-box>
        </draw:frame>
        <draw:frame draw:style-name="gr6" draw:text-style-name="P3" draw:layer="layout" svg:width="0.3cm" svg:height="0.645cm" svg:x="17.603cm" svg:y="22.992cm">
          <draw:text-box>
            <text:p><text:span text:style-name="T2">0</text:span></text:p>
          </draw:text-box>
        </draw:frame>
        <draw:frame draw:style-name="gr6" draw:text-style-name="P3" draw:layer="layout" svg:width="0.9cm" svg:height="0.645cm" svg:x="17.1cm" svg:y="20.951cm">
          <draw:text-box>
            <text:p><text:span text:style-name="T2">16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Teeth Number Register (HWATHNB)</text:span></text:p>
            <text:p text:style-name="P2"><text:span text:style-name="T2">Offset = </text:span><text:span text:style-name="T1">0A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1">HWAG Teeth Number Register (HWATHNB)</text:span></text:p>
          </draw:text-box>
        </draw:frame>
        <draw:frame draw:style-name="standard" draw:layer="layout" svg:width="16.998cm" svg:height="2.752cm" svg:x="2.019cm" svg:y="6.975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2"/>
            <table:table-column table:style-name="co4"/>
            <table:table-row table:style-name="ro1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3">
              <table:table-cell>
                <text:p text:style-name="P12"><text:span text:style-name="T2">15-8</text:span></text:p>
              </table:table-cell>
              <table:table-cell>
                <text:p text:style-name="P12"><text:span text:style-name="T2">Reserved</text:span></text:p>
              </table:table-cell>
              <table:table-cell>
                <text:p text:style-name="P12"><text:span text:style-name="T2">0</text:span></text:p>
              </table:table-cell>
              <table:table-cell table:style-name="ce4">
                <text:p text:style-name="P13"><text:span text:style-name="T2">Reads return 0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>7-0</text:span></text:p>
              </table:table-cell>
              <table:table-cell>
                <text:p text:style-name="P11"><text:span text:style-name="T2">THNB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Number. Sets the teeth number with the maximum value of the toothed wheel. This must be equal to N-1 real teeth (that is, 57 for a 60-2 toothed wheel)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1.5cm" svg:height="0.607cm" svg:x="13.4cm" svg:y="5.693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5.038cm" svg:height="0.654cm" svg:x="2.961cm" svg:y="4.979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 table:default-cell-style-name="ce5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NB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1.5cm" svg:height="0.607cm" svg:x="6cm" svg:y="5.7cm">
          <draw:text-box>
            <text:p><text:span text:style-name="T5">R/W-0</text:span></text:p>
          </draw:text-box>
        </draw:frame>
        <draw:frame draw:style-name="gr6" draw:text-style-name="P3" draw:layer="layout" svg:width="0.9cm" svg:height="0.645cm" svg:x="9.6cm" svg:y="4.25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4.255cm">
          <draw:text-box>
            <text:p><text:span text:style-name="T2">7</text:span></text:p>
          </draw:text-box>
        </draw:frame>
      </draw:page>
      <draw:page draw:name="page4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>SFLT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Suppression Filter Enable.</text:span></text:p>
                <text:p text:style-name="P14"><text:span text:style-name="T7">Read: </text:span><text:span text:style-name="T6">Suppression Filter is disabled.</text:span></text:p>
                <text:p text:style-name="P14"><text:span text:style-name="T6">Write: Writes have no effect.</text:span></text:p>
                <text:p text:style-name="P14"><text:span text:style-name="T7">Read: </text:span><text:span text:style-name="T6">Suppression Filter is enabled.</text:span></text:p>
                <text:p text:style-name="P14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EDGES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text-style-name="P15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1"><text:span text:style-name="T4">SFLTE</text:span></text:p>
              </table:table-cell>
              <table:table-cell>
                <text:p text:style-name="P11"><text:span text:style-name="T4">EDGES</text:span></text:p>
              </table:table-cell>
              <table:table-cell>
                <text:p text:style-name="P11"><text:span text:style-name="T4">CAP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17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5"><text:span text:style-name="T4">GDNTIE</text:span></text:p>
              </table:table-cell>
              <table:table-cell>
                <text:p text:style-name="P5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2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11"><text:span text:style-name="T4"/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/></text:p>
                <text:p text:style-name="P14"><text:span text:style-name="T7">Read:</text:span></text:p>
                <text:p text:style-name="P14"><text:span text:style-name="T6">Write: Writes have no effect.</text:span></text:p>
                <text:p text:style-name="P14"><text:span text:style-name="T7">Read:</text:span></text:p>
                <text:p text:style-name="P14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E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5"><text:span text:style-name="T4">GDNTIE</text:span></text:p>
              </table:table-cell>
              <table:table-cell>
                <text:p text:style-name="P5"><text:span text:style-name="T4">GAPIE</text:span></text:p>
              </table:table-cell>
              <table:table-cell>
                <text:p text:style-name="P11"><text:span text:style-name="T4">POVFIE</text:span></text:p>
              </table:table-cell>
              <table:table-cell>
                <text:p text:style-name="P11"><text:span text:style-name="T4">CAPIE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27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9.578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>
                <text:p text:style-name="P11"/>
                <text:p text:style-name="P11">3</text:p>
              </table:table-cell>
              <table:table-cell>
                <text:p text:style-name="P5"><text:span text:style-name="T4"/></text:p>
                <text:p text:style-name="P5"><text:span text:style-name="T4">GDNTIF</text:span></text:p>
              </table:table-cell>
              <table:table-cell>
                <text:p text:style-name="P11"/>
                <text:p text:style-name="P11">0</text:p>
                <text:p text:style-name="P11"/>
                <text:p text:style-name="P11">1</text:p>
              </table:table-cell>
              <table:table-cell table:style-name="ce1">
                <text:p><text:span text:style-name="T7">Gap During Normal Tooth Interrupt Flag.</text:span></text:p>
                <text:p><text:span text:style-name="T7">Read: </text:span><text:span text:style-name="T9">No interrupt is pending.</text:span></text:p>
                <text:p><text:span text:style-name="T6">Write: Writes have no effect.</text:span></text:p>
                <text:p><text:span text:style-name="T7">Read: Gap During Normal Tooth </text:span><text:span text:style-name="T9">Interrupt is pending.</text:span></text:p>
                <text:p><text:span text:style-name="T7">Write: Clear Gap During Normal Tooth </text:span><text:span text:style-name="T9">Interrupt Flag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2</text:span></text:p>
              </table:table-cell>
              <table:table-cell>
                <text:p text:style-name="P11"><text:span text:style-name="T4"/></text:p>
                <text:p text:style-name="P5"><text:span text:style-name="T4">G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6">
                <text:p text:style-name="P14"><text:span text:style-name="T6">Gap Interrupt Flag.</text:span></text:p>
                <text:p><text:span text:style-name="T9">Read: No interrupt is pending.</text:span></text:p>
                <text:p text:style-name="P14"><text:span text:style-name="T6">Write: Writes have no effect.</text:span></text:p>
                <text:p><text:span text:style-name="T9">Read: </text:span><text:span text:style-name="T7">Gap Interrupt </text:span><text:span text:style-name="T9">is pending.</text:span></text:p>
                <text:p><text:span text:style-name="T9">Write: Clear </text:span><text:span text:style-name="T7">Gap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1</text:span></text:p>
              </table:table-cell>
              <table:table-cell>
                <text:p text:style-name="P11"><text:span text:style-name="T4"/></text:p>
                <text:p text:style-name="P11"><text:span text:style-name="T4">POVF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4"/></text:p>
                <text:p text:style-name="P11"><text:span text:style-name="T4">0</text:span></text:p>
              </table:table-cell>
              <table:table-cell>
                <text:p text:style-name="P11"><text:span text:style-name="T4"/></text:p>
                <text:p text:style-name="P11"><text:span text:style-name="T4">CAPIF</text:span></text:p>
              </table:table-cell>
              <table:table-cell>
                <text:p text:style-name="P11"><text:span text:style-name="T4"/></text:p>
                <text:p text:style-name="P11"><text:span text:style-name="T4">0</text:span></text:p>
                <text:p text:style-name="P11"><text:span text:style-name="T4"/></text:p>
                <text:p text:style-name="P11"><text:span text:style-name="T4">1</text:span></text:p>
                <text:p text:style-name="P11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0" draw:text-style-name="P15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11">GDNTIF</text:p>
              </table:table-cell>
              <table:table-cell>
                <text:p text:style-name="P11">GAPIF</text:p>
              </table:table-cell>
              <table:table-cell>
                <text:p text:style-name="P11"><text:span text:style-name="T4">POVFIF</text:span></text:p>
              </table:table-cell>
              <table:table-cell>
                <text:p text:style-name="P11"><text:span text:style-name="T4">CAPIF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  <table:table-cell>
                <text:p text:style-name="P16"><text:span text:style-name="T5">R/W-0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3" table:default-cell-style-name="ce7">
              <table:table-cell>
                <text:p text:style-name="P5"><text:span text:style-name="T5">7</text:span></text:p>
              </table:table-cell>
              <table:table-cell>
                <text:p text:style-name="P16"><text:span text:style-name="T5">6</text:span></text:p>
              </table:table-cell>
              <table:table-cell>
                <text:p text:style-name="P16"><text:span text:style-name="T5">5</text:span></text:p>
              </table:table-cell>
              <table:table-cell>
                <text:p text:style-name="P16"><text:span text:style-name="T5">4</text:span></text:p>
              </table:table-cell>
              <table:table-cell>
                <text:p text:style-name="P16"><text:span text:style-name="T5">3</text:span></text:p>
              </table:table-cell>
              <table:table-cell>
                <text:p text:style-name="P16"><text:span text:style-name="T5">2</text:span></text:p>
              </table:table-cell>
              <table:table-cell>
                <text:p text:style-name="P16"><text:span text:style-name="T5">1</text:span></text:p>
              </table:table-cell>
              <table:table-cell>
                <text:p text:style-name="P16"><text:span text:style-name="T5">0</text:span></text:p>
              </table:table-cell>
            </table:table-row>
          </table:table>
          <draw:image xlink:href="Pictures/TablePreview32.svm" xlink:type="simple" xlink:show="embed" xlink:actuate="onLoad"/>
        </draw:frame>
      </draw:page>
      <draw:page draw:name="page9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31-24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23-0</text:span></text:p>
              </table:table-cell>
              <table:table-cell>
                <text:p text:style-name="P11"><text:span text:style-name="T4">PCNT(n-1)</text:span></text:p>
              </table:table-cell>
              <table:table-cell>
                <text:p text:style-name="P11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PCNT(n-1)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  <draw:frame draw:style-name="gr2" draw:text-style-name="P3" draw:layer="layout" svg:width="17cm" svg:height="1.236cm" svg:x="2cm" svg:y="12.009cm">
          <draw:text-box>
            <text:p><text:span text:style-name="T1">HWAG Current Teeth Number Register (HWATHVL)</text:span></text:p>
            <text:p text:style-name="P2"><text:span text:style-name="T2">Offset = </text:span><text:span text:style-name="T1">8Eh</text:span></text:p>
          </draw:text-box>
        </draw:frame>
        <draw:frame draw:style-name="gr6" draw:text-style-name="P7" draw:layer="layout" svg:width="10.4cm" svg:height="0.645cm" svg:x="5.3cm" svg:y="13.345cm">
          <draw:text-box>
            <text:p><text:span text:style-name="T1">HWAG Current Teeth Number Register (HWATHVL)</text:span></text:p>
          </draw:text-box>
        </draw:frame>
        <draw:frame draw:style-name="standard" draw:layer="layout" svg:width="16.998cm" svg:height="1.964cm" svg:x="2cm" svg:y="17.036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1"><text:span text:style-name="T4">Field</text:span></text:p>
              </table:table-cell>
              <table:table-cell>
                <text:p text:style-name="P11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4">15-8</text:span></text:p>
              </table:table-cell>
              <table:table-cell>
                <text:p text:style-name="P11"><text:span text:style-name="T2">Reserved</text:span></text:p>
              </table:table-cell>
              <table:table-cell>
                <text:p text:style-name="P11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3">
                <text:p text:style-name="P12"><text:span text:style-name="T2">7-0</text:span></text:p>
              </table:table-cell>
              <table:table-cell>
                <text:p text:style-name="P11"><text:span text:style-name="T2">THVL</text:span></text:p>
              </table:table-cell>
              <table:table-cell>
                <text:p text:style-name="P11"><text:span text:style-name="T4">0-FFh</text:span></text:p>
              </table:table-cell>
              <table:table-cell table:style-name="ce1">
                <text:p text:style-name="P8"><text:span text:style-name="T4">Teeth Value. Provides the current teeth number.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9" draw:text-style-name="P9" draw:layer="layout" svg:width="7.673cm" svg:height="0.607cm" svg:x="2.03cm" svg:y="16.378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5cm" svg:height="0.654cm" svg:x="3.004cm" svg:y="14.931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5"><text:span text:style-name="T2">Reserved</text:span></text:p>
              </table:table-cell>
              <table:table-cell>
                <text:p text:style-name="P12"><text:span text:style-name="T2">THVL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" draw:text-style-name="P17" draw:layer="layout" svg:width="0.9cm" svg:height="0.645cm" svg:x="17.1cm" svg:y="14.2cm">
          <draw:text-box>
            <text:p text:style-name="P5"><text:span text:style-name="T2">0</text:span></text:p>
          </draw:text-box>
        </draw:frame>
        <draw:frame draw:style-name="gr6" draw:text-style-name="P17" draw:layer="layout" svg:width="0.9cm" svg:height="0.645cm" svg:x="3cm" svg:y="14.2cm">
          <draw:text-box>
            <text:p text:style-name="P5"><text:span text:style-name="T2">15</text:span></text:p>
          </draw:text-box>
        </draw:frame>
        <draw:frame draw:style-name="gr6" draw:text-style-name="P3" draw:layer="layout" svg:width="0.9cm" svg:height="0.645cm" svg:x="9.6cm" svg:y="14.245cm">
          <draw:text-box>
            <text:p><text:span text:style-name="T2">8</text:span></text:p>
          </draw:text-box>
        </draw:frame>
        <draw:frame draw:style-name="gr6" draw:text-style-name="P3" draw:layer="layout" svg:width="0.9cm" svg:height="0.645cm" svg:x="10.5cm" svg:y="14.245cm">
          <draw:text-box>
            <text:p><text:span text:style-name="T2">7</text:span></text:p>
          </draw:text-box>
        </draw:frame>
        <draw:frame draw:style-name="gr8" draw:text-style-name="P9" draw:layer="layout" svg:width="1.5cm" svg:height="0.607cm" svg:x="13.5cm" svg:y="15.738cm">
          <draw:text-box>
            <text:p><text:span text:style-name="T5">R/W-0</text:span></text:p>
          </draw:text-box>
        </draw:frame>
        <draw:frame draw:style-name="gr8" draw:text-style-name="P9" draw:layer="layout" svg:width="1.5cm" svg:height="0.607cm" svg:x="6cm" svg:y="15.745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6T17:18:05.408253268</dc:date>
    <meta:editing-duration>PT4H42M22S</meta:editing-duration>
    <meta:editing-cycles>166</meta:editing-cycles>
    <meta:generator>LibreOffice/6.4.0.3$Linux_X86_64 LibreOffice_project/40$Build-3</meta:generator>
    <meta:document-statistic meta:object-count="132"/>
  </office:meta>
</office:document-meta>
</file>